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Standard">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T1" style:family="text">
      <style:text-properties officeooo:rsid="0012cdc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Q: I</text:span>'m very new to topology, however, I am working on a Convolutional Neural Network, and I stumbled upon topological neural networks. There are very few papers on this topic, but from what I've read, topological neural networks modify the typical CNN framework by specifying the weights in the network to lie on a topological manifold such as the circle or Klein bottle. I know this is a broad question, but how can I actually implement this? What would my filters (matrices) look like? I'm just looking for a general description on how this would work. I read about Klein bottles although I'm not exactly sure how to create CNN layers out of this - i.e., to ensure my weights fall under the manifold.</text:p>
      <text:p text:style-name="Text_20_body"><text:span text:style-name="T1">A:</text:span>Topological neural networks, particularly those using weights constrained to lie on specific topological manifolds, are an emerging area of research that combines ideas from topology and neural network design. Implementing such networks typically involves ensuring that the filters or weights of the network respect the geometric or topological constraints imposed by the chosen manifold, such as the circle or the Klein bottle.</text:p>
      <text:h text:style-name="Heading_20_3" text:outline-level="3">General Approach</text:h>
      <text:list text:style-name="L1">
        <text:list-item>
          <text:p text:style-name="P4"><text:span text:style-name="Strong_20_Emphasis">Manifold Definition</text:span>: First, define the manifold on which the weights are to lie. For instance, the circle S1 can be parameterized by an angle θ where θ∈[0,2π), and the Klein bottle is a more complex 4-dimensional manifold with specific topological properties.</text:p>
        </text:list-item>
        <text:list-item>
          <text:p text:style-name="P4"><text:span text:style-name="Strong_20_Emphasis">Parameterized Weights</text:span>: Instead of using arbitrary weight matrices, you parameterize the weights in a way that ensures they stay on the manifold. For the circle, a weight could be represented as w=cos(θ)+isin(θ) for complex numbers, ensuring it remains on the unit circle. For the Klein bottle, the parameterization would be more involved but would follow a similar principle.</text:p>
        </text:list-item>
        <text:list-item>
          <text:p text:style-name="P4"><text:span text:style-name="Strong_20_Emphasis">Constrain Updates</text:span>: During training, updates to the weights must also respect the manifold constraints. This typically involves projecting the gradient updates back onto the manifold or using a manifold-aware optimization technique.</text:p>
        </text:list-item>
      </text:list>
      <text:h text:style-name="Heading_20_3" text:outline-level="3">Example: Circle S1</text:h>
      <text:list text:style-name="L2">
        <text:list-item>
          <text:p text:style-name="P5"><text:span text:style-name="Strong_20_Emphasis">Define Weights on the Circle</text:span>:</text:p>
          <text:list>
            <text:list-item>
              <text:p text:style-name="P6">Represent weights as angles: θ∈[0,2π).</text:p>
            </text:list-item>
            <text:list-item>
              <text:p text:style-name="P6">Map the angle to a point on the circle: w=eiθ=cos(θ)+isin(θ).</text:p>
            </text:list-item>
          </text:list>
        </text:list-item>
        <text:list-item>
          <text:p text:style-name="P5"><text:span text:style-name="Strong_20_Emphasis">Weight Initialization</text:span>:</text:p>
          <text:list>
            <text:list-item>
              <text:p text:style-name="P6">Initialize weights using random angles:  numberθ=2π×random number.</text:p>
            </text:list-item>
          </text:list>
        </text:list-item>
        <text:list-item>
          <text:p text:style-name="P5"><text:span text:style-name="Strong_20_Emphasis">Forward Pass</text:span>:</text:p>
          <text:list>
            <text:list-item>
              <text:p text:style-name="P6">Use the weights in the usual CNN operations, ensuring that any weight operations respect the circle parameterization.</text:p>
            </text:list-item>
          </text:list>
        </text:list-item>
        <text:list-item>
          <text:p text:style-name="P5"><text:span text:style-name="Strong_20_Emphasis">Backward Pass and Gradient Descent</text:span>:</text:p>
          <text:list>
            <text:list-item>
              <text:p text:style-name="P6">Compute gradients normally.</text:p>
            </text:list-item>
            <text:list-item>
              <text:p text:style-name="P6">Update angles instead of weights directly: θ←θ−η⋅∂θ∂L​.</text:p>
            </text:list-item>
            <text:list-item>
              <text:p text:style-name="P5">Ensure updated angles stay within [0,2π).</text:p>
            </text:list-item>
          </text:list>
        </text:list-item>
      </text:list>
      <text:h text:style-name="Heading_20_3" text:outline-level="3"><text:soft-page-break/>Implementation Steps</text:h>
      <text:p text:style-name="Text_20_body">Here’s a simplified example in PyTorch for a circular manifold S1:</text:p>
      <text:p text:style-name="Preformatted_20_Text">python</text:p>
      <text:p text:style-name="Preformatted_20_Text">Copy code</text:p>
      <text:p text:style-name="P1"><text:span text:style-name="Source_20_Text">import torch</text:span></text:p>
      <text:p text:style-name="P1"><text:span text:style-name="Source_20_Text">import torch.nn as nn</text:span></text:p>
      <text:p text:style-name="P1"><text:span text:style-name="Source_20_Text">import torch.optim as optim</text:span></text:p>
      <text:p text:style-name="P1"><text:span text:style-name="Source_20_Text">import numpy as np</text:span></text:p>
      <text:p text:style-name="P1"/>
      <text:p text:style-name="P1"><text:span text:style-name="Source_20_Text">class CircleConv2d(nn.Module):</text:span></text:p>
      <text:p text:style-name="P1"><text:span text:style-name="Source_20_Text"><text:s text:c="4"/>def __init__(self, in_channels, out_channels, kernel_size):</text:span></text:p>
      <text:p text:style-name="P1"><text:span text:style-name="Source_20_Text"><text:s text:c="8"/>super(CircleConv2d, self).__init__()</text:span></text:p>
      <text:p text:style-name="P1"><text:span text:style-name="Source_20_Text"><text:s text:c="8"/>self.in_channels = in_channels</text:span></text:p>
      <text:p text:style-name="P1"><text:span text:style-name="Source_20_Text"><text:s text:c="8"/>self.out_channels = out_channels</text:span></text:p>
      <text:p text:style-name="P1"><text:span text:style-name="Source_20_Text"><text:s text:c="8"/>self.kernel_size = kernel_size</text:span></text:p>
      <text:p text:style-name="P1"><text:span text:style-name="Source_20_Text"><text:s text:c="8"/># Initialize angles for the weights</text:span></text:p>
      <text:p text:style-name="P1"><text:span text:style-name="Source_20_Text"><text:s text:c="8"/>self.theta = nn.Parameter(2 * np.pi * torch.rand(out_channels, in_channels, kernel_size, kernel_size))</text:span></text:p>
      <text:p text:style-name="P1"/>
      <text:p text:style-name="P1"><text:span text:style-name="Source_20_Text"><text:s text:c="4"/>def forward(self, x):</text:span></text:p>
      <text:p text:style-name="P1"><text:span text:style-name="Source_20_Text"><text:s text:c="8"/># Convert angles to complex weights on the unit circle</text:span></text:p>
      <text:p text:style-name="P1"><text:span text:style-name="Source_20_Text"><text:s text:c="8"/>real_weights = torch.cos(self.theta)</text:span></text:p>
      <text:p text:style-name="P1"><text:span text:style-name="Source_20_Text"><text:s text:c="8"/>imag_weights = torch.sin(self.theta)</text:span></text:p>
      <text:p text:style-name="P1"><text:span text:style-name="Source_20_Text"><text:s text:c="8"/>weights = real_weights + 1j * imag_weights</text:span></text:p>
      <text:p text:style-name="P1"><text:span text:style-name="Source_20_Text"><text:s text:c="8"/></text:span></text:p>
      <text:p text:style-name="P1"><text:span text:style-name="Source_20_Text"><text:s text:c="8"/># Use only the real part for real-valued convolutions (or complex convolutions if supported)</text:span></text:p>
      <text:p text:style-name="P1"><text:span text:style-name="Source_20_Text"><text:s text:c="8"/># Real part convolution</text:span></text:p>
      <text:p text:style-name="P1"><text:span text:style-name="Source_20_Text"><text:s text:c="8"/>return nn.functional.conv2d(x, real_weights)</text:span></text:p>
      <text:p text:style-name="P1"/>
      <text:p text:style-name="P1"><text:span text:style-name="Source_20_Text"><text:s text:c="4"/>def get_weights(self):</text:span></text:p>
      <text:p text:style-name="P1"><text:span text:style-name="Source_20_Text"><text:s text:c="8"/># Return complex weights for analysis if needed</text:span></text:p>
      <text:p text:style-name="P1"><text:span text:style-name="Source_20_Text"><text:s text:c="8"/>return torch.cos(self.theta) + 1j * torch.sin(self.theta)</text:span></text:p>
      <text:p text:style-name="P1"/>
      <text:p text:style-name="P1"><text:span text:style-name="Source_20_Text"># Example usage</text:span></text:p>
      <text:p text:style-name="P1"><text:span text:style-name="Source_20_Text">model = CircleConv2d(in_channels=3, out_channels=16, kernel_size=3)</text:span></text:p>
      <text:p text:style-name="P1"><text:span text:style-name="Source_20_Text">optimizer = optim.SGD(model.parameters(), lr=0.01)</text:span></text:p>
      <text:p text:style-name="P1"/>
      <text:p text:style-name="P1"><text:span text:style-name="Source_20_Text"># Dummy input</text:span></text:p>
      <text:p text:style-name="P1"><text:span text:style-name="Source_20_Text">input_data = torch.randn(1, 3, 32, 32)</text:span></text:p>
      <text:p text:style-name="P1"/>
      <text:p text:style-name="P1"><text:span text:style-name="Source_20_Text"># Training loop</text:span></text:p>
      <text:p text:style-name="P1"><text:span text:style-name="Source_20_Text">for epoch in range(10):</text:span></text:p>
      <text:p text:style-name="P1"><text:span text:style-name="Source_20_Text"><text:s text:c="4"/>optimizer.zero_grad()</text:span></text:p>
      <text:p text:style-name="P1"><text:span text:style-name="Source_20_Text"><text:s text:c="4"/>output = model(input_data)</text:span></text:p>
      <text:p text:style-name="P1"><text:span text:style-name="Source_20_Text"><text:s text:c="4"/>loss = output.mean()</text:span></text:p>
      <text:p text:style-name="P1"><text:span text:style-name="Source_20_Text"><text:s text:c="4"/>loss.backward()</text:span></text:p>
      <text:p text:style-name="P1"><text:span text:style-name="Source_20_Text"><text:s text:c="4"/>optimizer.step()</text:span></text:p>
      <text:p text:style-name="P1"><text:span text:style-name="Source_20_Text"><text:s text:c="4"/># Ensure angles remain in [0, 2 * pi)</text:span></text:p>
      <text:p text:style-name="P1"><text:span text:style-name="Source_20_Text"><text:s text:c="4"/>with torch.no_grad():</text:span></text:p>
      <text:p text:style-name="P1"><text:span text:style-name="Source_20_Text"><text:s text:c="8"/>model.theta.data = model.theta.data % (2 * np.pi)</text:span></text:p>
      <text:p text:style-name="P1"/>
      <text:p text:style-name="P2"><text:span text:style-name="Source_20_Text"><text:s text:c="4"/>print(f"Epoch {epoch}, Loss: {loss.item()}")</text:span></text:p>
      <text:h text:style-name="Heading_20_3" text:outline-level="3">Klein Bottle</text:h>
      <text:p text:style-name="Text_20_body">For the Klein bottle or other complex manifolds, you’d follow a similar process but with a more complex parameterization for the weights. The key steps remain:</text:p>
      <text:list text:style-name="L3">
        <text:list-item>
          <text:p text:style-name="P8"><text:span text:style-name="Strong_20_Emphasis">Parameterize the weights</text:span> to respect the manifold.</text:p>
        </text:list-item>
        <text:list-item>
          <text:p text:style-name="P8"><text:soft-page-break/><text:span text:style-name="Strong_20_Emphasis">Update parameters</text:span> such that they stay on the manifold.</text:p>
        </text:list-item>
        <text:list-item>
          <text:p text:style-name="P7"><text:span text:style-name="Strong_20_Emphasis">Use manifold-specific optimizations</text:span> or projections to ensure constraints are maintained.</text:p>
        </text:list-item>
      </text:list>
      <text:h text:style-name="Heading_20_3" text:outline-level="3">Advantages</text:h>
      <text:list text:style-name="L4">
        <text:list-item>
          <text:p text:style-name="P10"><text:span text:style-name="Strong_20_Emphasis">Incorporating Symmetry and Invariance</text:span>: By constraining weights to a manifold, you can embed certain symmetries or invariances directly into the model, which might improve learning efficiency and generalization.</text:p>
        </text:list-item>
        <text:list-item>
          <text:p text:style-name="P9"><text:span text:style-name="Strong_20_Emphasis">Regularization</text:span>: These constraints can act as a form of regularization, potentially reducing overfitting.</text:p>
        </text:list-item>
      </text:list>
      <text:h text:style-name="Heading_20_3" text:outline-level="3">Conclusion</text:h>
      <text:p text:style-name="Text_20_body">Implementing topological constraints in neural networks involves defining a suitable parameterization of the weights, ensuring these constraints are respected during training, and potentially developing custom optimization routines. The example provided demonstrates this for the circle manifold, but the principles can be extended to other topological structures like the Klein bott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0:38:03.491982605</meta:creation-date>
    <dc:date>2024-07-04T12:00:29.246317731</dc:date>
    <meta:editing-duration>P8DT1H22M27S</meta:editing-duration>
    <meta:editing-cycles>1</meta:editing-cycles>
    <meta:document-statistic meta:table-count="0" meta:image-count="0" meta:object-count="0" meta:page-count="3" meta:paragraph-count="72" meta:word-count="742" meta:character-count="5305" meta:non-whitespace-character-count="4470"/>
    <meta:generator>LibreOffice/7.5.5.2$Linux_X86_64 LibreOffice_project/50$Build-2</meta:generator>
  </office:meta>
</office:document-meta>
</file>